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8:30:02.507945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4:44:24.650919774</meta:creation-date>
    <dc:date>2015-09-26T18:32:12.194805664</dc:date>
    <meta:editing-duration>PT3M7S</meta:editing-duration>
    <meta:editing-cycles>3</meta:editing-cycles>
    <meta:generator>LibreOffice/4.4.2.2$Linux_X86_64 LibreOffice_project/40m0$Build-2</meta:generator>
    <meta:document-statistic meta:table-count="1" meta:cell-count="25025" meta:object-count="0"/>
  </office:meta>
</office:document-meta>
</file>